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4pt" style:font-size-asian="2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style:font-size-asian="16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/>
    </style:style>
    <style:style style:name="P5" style:family="paragraph" style:parent-style-name="Standard">
      <style:paragraph-properties fo:text-align="center" style:justify-single-word="false"/>
      <style:text-properties fo:font-size="24pt" style:font-size-asian="24pt"/>
    </style:style>
    <style:style style:name="P6" style:family="paragraph" style:parent-style-name="Standard">
      <style:paragraph-properties fo:text-align="start" style:justify-single-word="false"/>
      <style:text-properties fo:font-size="16pt" style:font-size-asian="16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2pt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Text_20_body">
      <style:paragraph-properties fo:text-align="start" style:justify-single-word="false"/>
      <style:text-properties fo:font-size="12pt" style:font-size-asian="12pt"/>
    </style:style>
    <style:style style:name="P11" style:family="paragraph" style:parent-style-name="Text_20_body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text-properties style:font-name="Times New Roman"/>
    </style:style>
    <style:style style:name="P14" style:family="paragraph" style:parent-style-name="Text_20_body">
      <style:paragraph-properties fo:margin-top="0in" fo:margin-bottom="0in" fo:orphans="2" fo:widows="2" fo:padding="0in" fo:border="none"/>
    </style:style>
    <style:style style:name="P15" style:family="paragraph" style:parent-style-name="Text_20_body">
      <style:paragraph-properties fo:margin-top="0in" fo:margin-bottom="0.2028in" fo:text-align="start" style:justify-single-word="false"/>
    </style:style>
    <style:style style:name="P16" style:family="paragraph" style:parent-style-name="Text_20_body">
      <style:paragraph-properties fo:margin-top="0in" fo:margin-bottom="0.0835in"/>
    </style:style>
    <style:style style:name="P17" style:family="paragraph" style:parent-style-name="Heading_20_1" style:list-style-name="L1">
      <style:paragraph-properties fo:text-align="start" style:justify-single-word="false">
        <style:tab-stops>
          <style:tab-stop style:position="0in"/>
        </style:tab-stops>
      </style:paragraph-properties>
    </style:style>
    <style:style style:name="P18" style:family="paragraph" style:parent-style-name="Heading_20_1" style:list-style-name="L2">
      <style:paragraph-properties>
        <style:tab-stops>
          <style:tab-stop style:position="0in"/>
        </style:tab-stops>
      </style:paragraph-properties>
    </style:style>
    <style:style style:name="P19" style:family="paragraph" style:parent-style-name="Preformatted_20_Text">
      <style:paragraph-properties fo:orphans="2" fo:widows="2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000000" style:font-name="Courier New" fo:letter-spacing="normal" fo:font-style="normal" fo:font-weight="normal" style:font-style-asian="normal" style:font-weight-asian="normal"/>
    </style:style>
    <style:style style:name="T1" style:family="text">
      <style:text-properties fo:font-size="24pt" style:font-size-asian="24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24pt" style:font-size-asian="24pt"/>
    </style:style>
    <style:style style:name="T4" style:family="text">
      <style:text-properties style:font-name="Times New Roman" fo:font-size="12pt" style:font-size-asian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6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/>
    </style:style>
    <style:style style:name="T7" style:family="text">
      <style:text-properties style:font-name="Times New Roman" fo:font-style="normal" style:text-underline-style="none" fo:font-weight="normal" style:font-style-asian="normal" style:font-weight-asian="normal"/>
    </style:style>
    <style:style style:name="T8" style:family="text">
      <style:text-properties fo:font-size="16pt" style:font-size-asian="16pt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T11" style:family="text">
      <style:text-properties fo:font-variant="normal" fo:text-transform="none" fo:color="#808080" style:text-line-through-style="none" style:font-name="Times New Roman" fo:font-size="12pt" fo:letter-spacing="normal" fo:font-style="normal" style:text-underline-style="none" fo:font-weight="normal" style:font-size-asian="12pt" style:font-style-asian="normal" style:font-weight-asian="normal"/>
    </style:style>
    <style:style style:name="T12" style:family="text">
      <style:text-properties fo:font-variant="normal" fo:text-transform="none" fo:color="#808080" style:font-name="Times New Roman" fo:font-size="12pt" fo:letter-spacing="normal" fo:font-style="normal" style:text-underline-style="none" fo:font-weight="normal" style:font-size-asian="12pt" style:font-style-asian="normal" style:font-weight-asian="normal"/>
    </style:style>
    <style:style style:name="T13" style:family="text">
      <style:text-properties fo:font-variant="normal" fo:text-transform="none" fo:color="#808080" style:font-name="Times New Roman" fo:font-size="12pt" fo:letter-spacing="normal" fo:font-style="normal" fo:font-weight="normal" style:font-size-asian="12pt" style:font-style-asian="normal" style:font-weight-asian="normal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/>
    </style:style>
    <style:style style:name="T16" style:family="text">
      <style:text-properties fo:font-variant="normal" fo:text-transform="none" fo:color="#000000" style:font-name="Times New Roman1" fo:font-size="12pt" fo:letter-spacing="normal" fo:font-style="normal" style:text-underline-style="none" fo:font-weight="normal" style:font-size-asian="12pt" style:font-style-asian="normal" style:font-weight-asian="normal"/>
    </style:style>
    <style:style style:name="T17" style:family="text">
      <style:text-properties fo:font-variant="normal" fo:text-transform="none" fo:color="#000000" style:font-name="Courier New" fo:letter-spacing="normal"/>
    </style:style>
    <style:style style:name="T18" style:family="text">
      <style:text-properties fo:font-variant="normal" fo:text-transform="none" fo:color="#000000" style:font-name="Courier New" fo:letter-spacing="normal" fo:font-style="normal" fo:font-weight="normal" style:font-style-asian="normal" style:font-weight-asian="normal"/>
    </style:style>
    <style:style style:name="T19" style:family="text">
      <style:text-properties fo:color="#808080" fo:font-size="12pt" fo:font-weight="normal" style:font-size-asian="12pt" style:font-weight-asian="normal"/>
    </style:style>
    <style:style style:name="T20" style:family="text">
      <style:text-properties fo:color="#808080" style:font-name="Times New Roman" fo:font-size="12pt" fo:font-weight="normal" style:font-size-asian="12pt" style:font-weight-asian="normal"/>
    </style:style>
    <text:list-style style:name="L1">
      <text:list-level-style-number text:level="1" style:num-prefix="l" style:num-format="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l" style:num-format="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Running Head: The different types of Firewalls</text:p>
      <text:p text:style-name="Standard"/>
      <text:p text:style-name="P5"/>
      <text:p text:style-name="P5"/>
      <text:p text:style-name="P2">A Classification of the </text:p>
      <text:p text:style-name="P2">Different Types of Firewalls:</text:p>
      <text:p text:style-name="P2">Their purpose and Utility</text:p>
      <text:p text:style-name="P5"/>
      <text:p text:style-name="P5"/>
      <text:p text:style-name="P5"/>
      <text:p text:style-name="P5"/>
      <text:p text:style-name="P5"/>
      <text:p text:style-name="P2">Armani Willis</text:p>
      <text:p text:style-name="P2">Mercy College</text:p>
      <text:p text:style-name="P5"/>
      <text:p text:style-name="P5"/>
      <text:p text:style-name="P5"/>
      <text:p text:style-name="P5"/>
      <text:p text:style-name="P5"/>
      <text:p text:style-name="P5"/>
      <text:p text:style-name="P2">Computer Networks 2</text:p>
      <text:p text:style-name="P2">Angelo Ordonez</text:p>
      <text:p text:style-name="P2">November 2, 2016</text:p>
      <text:p text:style-name="P6"/>
      <text:p text:style-name="P3"><text:soft-page-break/>Abstract</text:p>
      <text:p text:style-name="P8"/>
      <text:p text:style-name="P4">This paper will cover the various types of firewalls as well as other protocols employed over the internet, on network terminals, and on end user devices. </text:p>
      <text:p text:style-name="P8"/>
      <text:p text:style-name="P4">To begin, a firewall is a computer program meant to serve as a monitor of network traffic for networks </text:p>
      <text:p text:style-name="P4"/>
      <text:p text:style-name="P4">in order to restrict or eliminate impedances that may hinder network performance. These hinderances </text:p>
      <text:p text:style-name="P4"/>
      <text:p text:style-name="P4">are called malware. The different types of which are viruses, attacks, bloatware, fragmenters, switchers, <text:s/></text:p>
      <text:p text:style-name="P4"/>
      <text:p text:style-name="P4">spyware, certifiers, and rootkits. Each of which are computer programs built by people to impede a </text:p>
      <text:p text:style-name="P4"/>
      <text:p text:style-name="P4">given set of networks in the specific ways that achieve their own ends.</text:p>
      <text:p text:style-name="P8"/>
      <text:p text:style-name="P4">The virus is a program that connects to applications and systems processes within computers, hijacking </text:p>
      <text:p text:style-name="P4"/>
      <text:p text:style-name="P4">them either to compromise them, or have them serve different functions. When an attack is initiated </text:p>
      <text:p text:style-name="P4"/>
      <text:p text:style-name="P4">against a network, people are sending these programs, or manually compromising the network either </text:p>
      <text:p text:style-name="P4"/>
      <text:p text:style-name="P4">from inside the network or in real time. Bloatware is a program meant to stop a network by clogging it </text:p>
      <text:p text:style-name="P4"/>
      <text:p text:style-name="P4">with useless data. Fragmenters intercept and destroy files or their encapsulations while in transit </text:p>
      <text:p text:style-name="P4"/>
      <text:p text:style-name="P4">between networks. Switchers either replace or impersonate a file whether it is an information file, or a </text:p>
      <text:p text:style-name="P4"/>
      <text:p text:style-name="P4">certification for another file. Spyware do not themselves commonly attack networks, they hide inside </text:p>
      <text:p text:style-name="P4"/>
      <text:p text:style-name="P4">networks to monitor network traffic and activity, or to initiate other programs. Certifiers have the ability </text:p>
      <text:p text:style-name="P4"/>
      <text:p text:style-name="P4">to either give special permissions and restricted access to malicious files, or deny access to files, </text:p>
      <text:p text:style-name="P4"/>
      <text:p text:style-name="P4">applications, processes, or users. Finally, rootkits impersonate supervisor operations or certificates and </text:p>
      <text:p text:style-name="P4"/>
      <text:p text:style-name="P4">initiate file processes in the wrong order, or cause a system to self terminate.</text:p>
      <text:p text:style-name="P8"/>
      <text:p text:style-name="P4">It is the job of the firewall to identify and screen out these different malfunctions in data before they can </text:p>
      <text:p text:style-name="P4"/>
      <text:p text:style-name="P4">cause damage, or close down ports that are causing network problems. As the different malwares </text:p>
      <text:p text:style-name="P4"/>
      <text:p text:style-name="P4">become more sophisticated and complex, firewalls have come to require greater and greater arsenals of </text:p>
      <text:p text:style-name="P4"/>
      <text:p text:style-name="P4">antidotes that can be applied not only at ports but throughout and in between different networks as well. </text:p>
      <text:p text:style-name="P4"/>
      <text:p text:style-name="P4"><text:soft-page-break/>In order to better explain this, this paper will employ observations of the animal circulatory system as </text:p>
      <text:p text:style-name="P4"/>
      <text:p text:style-name="P4">an analogy of how firewalls have evolved to act in ways similar to immune system processes in filtering </text:p>
      <text:p text:style-name="P4"/>
      <text:p text:style-name="P4">out malicious and unstructured data.</text:p>
      <text:p text:style-name="P8"/>
      <text:p text:style-name="P4">The various tools made available to a network depends upon which types of firewalls are installed onto </text:p>
      <text:p text:style-name="P4"/>
      <text:p text:style-name="P4">it. Given that, firewalls often come associated with other defensive properties, such as anti viruses, anti </text:p>
      <text:p text:style-name="P4"/>
      <text:p text:style-name="P4">spyware, anti bloatware and other anti malware that allow it to extend its operation beyond the ports </text:p>
      <text:p text:style-name="P4"/>
      <text:p text:style-name="P4">that open and close in a network. </text:p>
      <text:p text:style-name="P8"/>
      <text:p text:style-name="P4">The firewall was originally known as a wall meant for confining fires within buildings. As the use of </text:p>
      <text:p text:style-name="P4"/>
      <text:p text:style-name="P4">routers became an easy way to expand internet connectivity, programmers saw the need to establish </text:p>
      <text:p text:style-name="P4"/>
      <text:p text:style-name="P4">programs inside these routers for sorting out malicious or broken programs that could cause system </text:p>
      <text:p text:style-name="P4"/>
      <text:p text:style-name="P4">errors. They also coined the term “firewall” as a name for this process, along with the physical </text:p>
      <text:p text:style-name="P4"/>
      <text:p text:style-name="P4">compartment separating the engine systems from cargo systems in a vehicle, etc. In that same manner, </text:p>
      <text:p text:style-name="P4"/>
      <text:p text:style-name="P4">information that traveled through the network served as its fuel, and the router would contain this raw </text:p>
      <text:p text:style-name="P4"/>
      <text:p text:style-name="P4">data while transmitting clean data.</text:p>
      <text:p text:style-name="P8"/>
      <text:p text:style-name="P3">The OSI Model</text:p>
      <text:p text:style-name="P4"/>
      <text:p text:style-name="P4">is a stratification of the different overlapping network systems that a single packet may go through in </text:p>
      <text:p text:style-name="P4"/>
      <text:p text:style-name="P4">transition between hosts. It is sent from the physical layer, where all files are created, through ports, </text:p>
      <text:p text:style-name="P4"/>
      <text:p text:style-name="P4">where they were assigned references. The first developed firewalls, called 'packet filters' dealt with </text:p>
      <text:p text:style-name="P4"/>
      <text:p text:style-name="P4">these first 3 layers of the Open Systems Interconnection model. Their operation was simply to reference </text:p>
      <text:p text:style-name="P4"/>
      <text:p text:style-name="P4">the validity of incoming signals, and drop the signals that were deemed invalid. Later, more </text:p>
      <text:p text:style-name="P4"/>
      <text:p text:style-name="P4">sophisticated firewalls were published that could monitor network traffic between ports, and could not </text:p>
      <text:p text:style-name="P4"/>
      <text:p text:style-name="P4">track a packet through networks. These are the transport and the session layers of the OSI model. </text:p>
      <text:p text:style-name="P8"/>
      <text:p text:style-name="P3">The Demand for Smarter Filters</text:p>
      <text:p text:style-name="P8"><text:soft-page-break/></text:p>
      <text:p text:style-name="P4">The packet filter is known as the first generation of firewall. Following the filtering laws written by its </text:p>
      <text:p text:style-name="P4"/>
      <text:p text:style-name="P4">programmers, it selectively scans files passing through ports. If the packet does not match any of the </text:p>
      <text:p text:style-name="P4"/>
      <text:p text:style-name="P4">preprogrammed filters, or fails enough of the connectivity rules, this file is either dropped, or it is </text:p>
      <text:p text:style-name="P4"/>
      <text:p text:style-name="P4">rejected. When a packet is dropped, it does not reach the destination, and the computer reports a </text:p>
      <text:p text:style-name="P4"/>
      <text:p text:style-name="P4">timeout if the file was expected. When a packet is rejected, the packet does not reach its destination, </text:p>
      <text:p text:style-name="P4"/>
      <text:p text:style-name="P4">and the filter reports an error explaining why this packet was not approved. </text:p>
      <text:p text:style-name="P8"/>
      <text:p text:style-name="P4">As of 1990 officially, there were 2 types of packet filters. The stateless packet filter does not consider </text:p>
      <text:p text:style-name="P4"/>
      <text:p text:style-name="P4">the encapsulation procedures of the packets nor does this type of filter run encapsulation methods. It is </text:p>
      <text:p text:style-name="P4"/>
      <text:p text:style-name="P4">responsible only for viewing the original contents. This can cause problems for a network. Very early in </text:p>
      <text:p text:style-name="P4"/>
      <text:p text:style-name="P4">the implementation of such filters, the programmers realize that a packet can be encapsulated such that </text:p>
      <text:p text:style-name="P4"/>
      <text:p text:style-name="P4">it does not present its original content openly. Its contents are either encrypted, appearing as garbage, </text:p>
      <text:p text:style-name="P4"/>
      <text:p text:style-name="P4">associated with specific instructions that the filter does not understand, or is a new type of packet or </text:p>
      <text:p text:style-name="P4"/>
      <text:p text:style-name="P4">encapsulation. This has caused serious problems for the real world as well, as packets that are most </text:p>
      <text:p text:style-name="P4"/>
      <text:p text:style-name="P4">important become the most distrusted.</text:p>
      <text:p text:style-name="P8"/>
      <text:p text:style-name="P4">It is the job of the stateful packet filter to regard each encapsulation as it would a packet's original </text:p>
      <text:p text:style-name="P4"/>
      <text:p text:style-name="P4">function. Such a firewall is privvy to the specific permissions of a packet, and can record the activities </text:p>
      <text:p text:style-name="P4"/>
      <text:p text:style-name="P4">of such packets and their required encapsulations. <text:s/>If such a filter cannot readily determine the state of a </text:p>
      <text:p text:style-name="P4"/>
      <text:p text:style-name="P4">transmission, it is held at the port until it can determine what the file was for, and not immediately </text:p>
      <text:p text:style-name="P4"/>
      <text:p text:style-name="P4">dropped. </text:p>
      <text:p text:style-name="P8"/>
      <text:p text:style-name="P4">The admission of the problems of the stateless packet filter lead to two new types of bugs at the time. </text:p>
      <text:p text:style-name="P4"/>
      <text:p text:style-name="P4">They were the fragmenters and bloatware. Researchers realized that a stateless filter that did not </text:p>
      <text:p text:style-name="P4"/>
      <text:p text:style-name="P4">recognize a packet before it reached its host would frag this program, so that it would no longer work </text:p>
      <text:p text:style-name="P4"/>
      <text:p text:style-name="P4"><text:soft-page-break/>correctly. They also realized that if a stateful port was to receive enough unrecognizable traffic, its </text:p>
      <text:p text:style-name="P4"/>
      <text:p text:style-name="P4">throughput would be overwhelmed and that port would be rendered closed. Before the invention of </text:p>
      <text:p text:style-name="P4"/>
      <text:p text:style-name="P4">bloatware, malicious computers would repeatedly send such files to certain ports until it could no </text:p>
      <text:p text:style-name="P4"/>
      <text:p text:style-name="P4">longer work. This is called the denial of service, or ddos attack.</text:p>
      <text:p text:style-name="P8"/>
      <text:p text:style-name="P7"><text:span text:style-name="T4">The third generation of packet filter came 4 years after the second one. While the previous firewalls </text:span></text:p>
      <text:p text:style-name="P7"><text:span text:style-name="T4"/></text:p>
      <text:p text:style-name="P7"><text:span text:style-name="T4">were able only to inspect individual packets at their ports, the application level firewall inspected </text:span></text:p>
      <text:p text:style-name="P7"><text:span text:style-name="T4"/></text:p>
      <text:p text:style-name="P7"><text:span text:style-name="T4">networks from the application layer. This meant that it had the ability to recognize several packets and </text:span></text:p>
      <text:p text:style-name="P7"><text:span text:style-name="T4"/></text:p>
      <text:p text:style-name="P7"><text:span text:style-name="T4">their encapsulations at the same time. This new type of filter could learn about the logic behind the </text:span></text:p>
      <text:p text:style-name="P7"><text:span text:style-name="T4"/></text:p>
      <text:p text:style-name="P7"><text:span text:style-name="T4">whereabouts of different volumes of files, notice discrepancies in traffic, and deny one or several </text:span></text:p>
      <text:p text:style-name="P7"><text:span text:style-name="T4"/></text:p>
      <text:p text:style-name="P7"><text:span text:style-name="T4">packets </text:span><text:span text:style-name="T5">in transit</text:span><text:span text:style-name="T4"> simultaneously. As an analogy, it was the difference between an easy pass bridge, and </text:span></text:p>
      <text:p text:style-name="P7"><text:span text:style-name="T4"/></text:p>
      <text:p text:style-name="P7"><text:span text:style-name="T4">a traffic helicopter fleet. Such a fleet could deliver services to vehicles on site versus having vehicles </text:span></text:p>
      <text:p text:style-name="P7"><text:span text:style-name="T4"/></text:p>
      <text:p text:style-name="P7"><text:span text:style-name="T4">travel on the same road that has liabilities. It is also analogous to the next dimension of internet </text:span></text:p>
      <text:p text:style-name="P7"><text:span text:style-name="T4"/></text:p>
      <text:p text:style-name="P7"><text:span text:style-name="T4">security. </text:span></text:p>
      <text:p text:style-name="P8"/>
      <text:p text:style-name="P4">The new flexibility of this filter allows it to take on its various roles in two different ways. An </text:p>
      <text:p text:style-name="P4"/>
      <text:p text:style-name="P4">application level filter can work either within or between hosts. This means that only one application </text:p>
      <text:p text:style-name="P4"/>
      <text:p text:style-name="P4">level filter is enough to monitor multiple pipelines of traffic whereas stateful packet filters must be </text:p>
      <text:p text:style-name="P4"/>
      <text:p text:style-name="P4">installed between ports and must themselves be connected together. If two 3g filters ver to be employed </text:p>
      <text:p text:style-name="P4"/>
      <text:p text:style-name="P4">together over the same network, then optimally, one firewall would be responsible for all ports, while </text:p>
      <text:p text:style-name="P4"/>
      <text:p text:style-name="P4">the other one would patrol all channels simultaneously. These firewalls operate by employing intrusion <text:s/></text:p>
      <text:p text:style-name="P4"/>
      <text:p text:style-name="P4">detection systems.</text:p>
      <text:p text:style-name="P8"/>
      <text:p text:style-name="P4">An intrusion detection system employs various alarm filtering techniques to detect whether a file is </text:p>
      <text:p text:style-name="P4"/>
      <text:p text:style-name="P4">anomalous in behavior and employs various tools to contain these problems. This type of system can </text:p>
      <text:p text:style-name="P4"/>
      <text:p text:style-name="P4">also shut down connections in an attempt to contain malware. They are considered to be the third type </text:p>
      <text:p text:style-name="P4"><text:soft-page-break/></text:p>
      <text:p text:style-name="P4">of third generation firewall, although recently, 3g firewalls have been known to employ intrusion </text:p>
      <text:p text:style-name="P4"/>
      <text:p text:style-name="P4">detection systems as well as stateful packet scanning techniques in one system. Otherwise, 3g firewalls </text:p>
      <text:p text:style-name="P4"/>
      <text:p text:style-name="P4">cannot by themselves shut down a network connection, while primitive intrusion detectors could only </text:p>
      <text:p text:style-name="P4"/>
      <text:p text:style-name="P4">spot, monitor and catalogue risks, and still required filtering to manage detected malware.</text:p>
      <text:p text:style-name="P8"/>
      <text:p text:style-name="P4">Although the firewall is a central and rudimentary security measure, and have been getting more </text:p>
      <text:p text:style-name="P4"/>
      <text:p text:style-name="P4">sophisticated and application rich over the years, the firewall itself is not the only security measure </text:p>
      <text:p text:style-name="P4"/>
      <text:p text:style-name="P4">necessary for insuring the clean and happy network system. In an example, a fourth type of 3g firewall </text:p>
      <text:p text:style-name="P4"/>
      <text:p text:style-name="P4">is the internet based firewall. The internet based firewall can come with all the accoutrements of a </text:p>
      <text:p text:style-name="P4"/>
      <text:p text:style-name="P4">modern firewall. These firewall are employed on servers and work on a grand scale to protect </text:p>
      <text:p text:style-name="P4"/>
      <text:p text:style-name="P4">worldwide server network from the internet.</text:p>
      <text:p text:style-name="P8"/>
      <text:p text:style-name="P4">The internet firewall is an important and rudimentary component of the virtual private network service. </text:p>
      <text:p text:style-name="P4"/>
      <text:p text:style-name="P4">While not quite a firewall, vpns employ firewalls in this way over private network traffic. When a VPN </text:p>
      <text:p text:style-name="P4"/>
      <text:p text:style-name="P4">is installed onto a computer's internet connection, data sent from that computer is redirected to the VPN <text:s/></text:p>
      <text:p text:style-name="P4"/>
      <text:p text:style-name="P4">server, by replacing the incoming ip address with its own ip address. When the requests reach the </text:p>
      <text:p text:style-name="P4"/>
      <text:p text:style-name="P4">destination server, <text:s/>the destination returns the requested data to the VPN server, then it is directed back </text:p>
      <text:p text:style-name="P4"/>
      <text:p text:style-name="P4">to the computer. In that process, the VPN uses its own firewalling systems to protect clients unlike as if </text:p>
      <text:p text:style-name="P4"/>
      <text:p text:style-name="P4">they were part of an external firewall system. Otherwise, servers are isocentric in protecting user data.</text:p>
      <text:p text:style-name="P8"/>
      <text:p text:style-name="P4">When a firewall is installed onto a host computer, it must be responsible for all incoming network </text:p>
      <text:p text:style-name="P4"/>
      <text:p text:style-name="P4">traffic. For this reason, the mobile firewall service was invented to specify the importance of the </text:p>
      <text:p text:style-name="P4"/>
      <text:p text:style-name="P4">different types of security measures employed by different firewalls. Typically, any concerned user </text:p>
      <text:p text:style-name="P4"/>
      <text:p text:style-name="P4">would want maximum functionability out of their firewalls. However, in having more capabilities than </text:p>
      <text:p text:style-name="P4"/>
      <text:p text:style-name="P4">primitive firewalls, newer ones give the user preferences over which functions to run and which files to </text:p>
      <text:p text:style-name="P4"/>
      <text:p text:style-name="P4"><text:soft-page-break/>manage. </text:p>
      <text:p text:style-name="P8"/>
      <text:p text:style-name="P4">While an office network that is not the corporate mainframe may only need functionability for printers, </text:p>
      <text:p text:style-name="P4"/>
      <text:p text:style-name="P4">faxes, and voice messaging within a corporation, an individual network user may require high security </text:p>
      <text:p text:style-name="P4"/>
      <text:p text:style-name="P4">for public access connections through the open internet. While a mobile network or wifi connection </text:p>
      <text:p text:style-name="P4"/>
      <text:p text:style-name="P4">may be open to signals from other wifi connections, a home ethernet line connects your computer </text:p>
      <text:p text:style-name="P4"/>
      <text:p text:style-name="P4">directly through the internet through a router. While your computer may come with a default firewall, a </text:p>
      <text:p text:style-name="P4"/>
      <text:p text:style-name="P4">router may not be connected to another firewall. In that case, disconnecting your ethernet or disabling </text:p>
      <text:p text:style-name="P4"/>
      <text:p text:style-name="P4">your wifi when not in use is another safety measure for defending your interface.</text:p>
      <text:p text:style-name="P8"/>
      <text:p text:style-name="P3">Firewalls NexGen</text:p>
      <text:p text:style-name="P6"/>
      <text:p text:style-name="P4">Now that there are firewalls for the physical, link, network, transport, and application layers, the next </text:p>
      <text:p text:style-name="P4"/>
      <text:p text:style-name="P4">generation of firewalls will of course feature controls and protections for the session and application </text:p>
      <text:p text:style-name="P4"/>
      <text:p text:style-name="P4">layers as well. This fourth type of firewall will be able to patrol the internet in its entirety, and perform </text:p>
      <text:p text:style-name="P4"/>
      <text:p text:style-name="P4">inspections on all encapsulations of traffic. It will be able to instantaneously delete or rewrite </text:p>
      <text:p text:style-name="P4"/>
      <text:p text:style-name="P4">encapsulations, reassigning packets to new destinations in real time. With advanced heuristic scanning </text:p>
      <text:p text:style-name="P4"/>
      <text:p text:style-name="P4">(available today), it will employ computer learning methods to update itself against any new </text:p>
      <text:p text:style-name="P4"/>
      <text:p text:style-name="P4">encounterable programs in real time. </text:p>
      <text:p text:style-name="P8"/>
      <text:p text:style-name="P4">What are the implications of this new type of firewall? Let us refer back and put ourselves in the place </text:p>
      <text:p text:style-name="P4"/>
      <text:p text:style-name="P4">of the packets. As we know, people need vehicles to travel on roads. Our vehicles and their permits and </text:p>
      <text:p text:style-name="P4"/>
      <text:p text:style-name="P4">features are encapsulations. Without which, we could never reach our destinations. Given that, a </text:p>
      <text:p text:style-name="P4"/>
      <text:p text:style-name="P4">firewall that can perform inspections on the roads themselves would not need to require encapsulations </text:p>
      <text:p text:style-name="P4"/>
      <text:p text:style-name="P4">for every single packet, just as roads have buses, trucks, and trains. Given that, it would already be </text:p>
      <text:p text:style-name="P4"/>
      <text:p text:style-name="P4">aware of every single vpn in place, and this information would be easily readable if not properly </text:p>
      <text:p text:style-name="P4"/>
      <text:p text:style-name="P4">encrypted.</text:p>
      <text:p text:style-name="P8"><text:soft-page-break/><text:span text:style-name="T2">Let us take this notion to an even deeper level, and notice that we require bodies to occupy the physical </text:span></text:p>
      <text:p text:style-name="P4"/>
      <text:p text:style-name="P4">world. This nexgen firewall would then imply a multipacket encapsulation that can write its own </text:p>
      <text:p text:style-name="P4"/>
      <text:p text:style-name="P4">computer programs for transit through the network. Such a firewall could allow multiple programs to </text:p>
      <text:p text:style-name="P4"/>
      <text:p text:style-name="P4">trade files through the network at speeds millions of times our processing speed, effectively nullifying </text:p>
      <text:p text:style-name="P4"/>
      <text:p text:style-name="P4">all human existence. Given that, we notice that our ability to build electronics is actually our ability to </text:p>
      <text:p text:style-name="P4"/>
      <text:p text:style-name="P4">visit the electronic world and to notice that real life conversations and events occur millions of times </text:p>
      <text:p text:style-name="P4"/>
      <text:p text:style-name="P4">faster than we can comprehend.</text:p>
      <text:p text:style-name="P8"/>
      <text:p text:style-name="P4">Taking this notion to an even deeper level still, we ask ourselves, what is the encapsulation capability of </text:p>
      <text:p text:style-name="P4"/>
      <text:p text:style-name="P4">our own immune systems? When an unrecognized packet becomes deleted, its electronic force is </text:p>
      <text:p text:style-name="P4"/>
      <text:p text:style-name="P4">dissipated through the circuit. Not so with bacteria. Our immune systems will encapsulate bacteria that </text:p>
      <text:p text:style-name="P4"/>
      <text:p text:style-name="P4">it cannot digest. Dumping this waste into our intestines, this waste is produced back out into nature.</text:p>
      <text:p text:style-name="P4"/>
      <text:p text:style-name="P4">This is because bacteria is not made out of electronic force. It <text:s/>dissipates into atoms and molecules that </text:p>
      <text:p text:style-name="P4"/>
      <text:p text:style-name="P4">form other compounds according to their own laws. Unable to restructure any of this data, or even </text:p>
      <text:p text:style-name="P4"/>
      <text:p text:style-name="P4">record these events in progress, our bodies eject this raw data as harmful waste. This type of firewall is </text:p>
      <text:p text:style-name="P4"/>
      <text:p text:style-name="P4">a type 1 stateless packet filter. It has no knowledge of or techniques for the restructuring or redirection </text:p>
      <text:p text:style-name="P4"/>
      <text:p text:style-name="P4">of bacteria entering the system. Many of them go unnoticed until they die.</text:p>
      <text:p text:style-name="P8"/>
      <text:p text:style-name="P4">Seeing this example, one notices that modern firewall technology is an important application for all the </text:p>
      <text:p text:style-name="P4"/>
      <text:p text:style-name="P4">different technologies in life. Not only this, but a modern firewall implies that it can restructure itself, </text:p>
      <text:p text:style-name="P4"/>
      <text:p text:style-name="P4">packets, encapsulations and routes into other forms of useful data that wont conflict with already </text:p>
      <text:p text:style-name="P4"/>
      <text:p text:style-name="P4">implemented systems. A properly functioning packet filter must be able to restructure itself and any or </text:p>
      <text:p text:style-name="P4"/>
      <text:p text:style-name="P4">all of its packet inspection agents, and when there are more than one fully capable packet filters </text:p>
      <text:p text:style-name="P4"/>
      <text:p text:style-name="P4">running, each of them must be able to run full packet inspections on each other in real time without </text:p>
      <text:p text:style-name="P4"/>
      <text:p text:style-name="P4">slowing them down. This is full insurance against any slow downs.</text:p>
      <text:p text:style-name="P8"><text:soft-page-break/></text:p>
      <text:p text:style-name="P7"><text:span text:style-name="T4">Davidoff, Ham. </text:span><text:span text:style-name="T2">Network Forensics Tracking Hackers through Cyberspace. Prentice Hall 2012.</text:span></text:p>
      <text:p text:style-name="P7"><text:span text:style-name="T2">ISBN-13: 978-0-13-256471-7 ISBN-10: 0-13-256471-8 <text:s/></text:span><text:span text:style-name="Internet_20_link"><text:span text:style-name="T2">http://ptgmedia.pearsoncmg.com/images/9780132564717/samplepages/0132564718.pdf</text:span></text:span><text:span text:style-name="T2"> </text:span></text:p>
      <text:p text:style-name="P8"/>
      <text:p text:style-name="P7"><text:span text:style-name="T4">Eglin, Einholm. The Great Firewall of China. January 12, 2006. Business Week News Analysis, Web Archive. </text:span><text:span text:style-name="Internet_20_link"><text:span text:style-name="T4">https://web.archive.org/web/20080228174845/http://www.businessweek.com:80/technology/content/jan2006/tc20060112_434051.htm</text:span></text:span><text:span text:style-name="T4"> </text:span></text:p>
      <text:list xml:id="list4259509059718473383" text:style-name="L1">
        <text:list-item>
          <text:h text:style-name="P17" text:outline-level="1"><text:span text:style-name="Internet_20_link"><text:span text:style-name="T11">Linux, Cisco, Microsoft, Networking</text:span></text:span><text:span text:style-name="T11"> </text:span><text:span text:style-name="T12">!!! Break The Security | Learn How to Hack !!! Saturday, 27 April 2013. OSI Model: Understanding the Seven Layers of Computer Networks </text:span><text:span text:style-name="Internet_20_link"><text:span text:style-name="T6">http://computer---networking.blogspot.com/2013/04/osi-model-understanding-seven-layers-of.html</text:span></text:span><text:span text:style-name="T6"> </text:span></text:h>
        </text:list-item>
      </text:list>
      <text:p text:style-name="P12"/>
      <text:p text:style-name="P12"><text:span text:style-name="T14">Israel G. Lugo, Don Parker</text:span><text:span text:style-name="T6"> </text:span><text:span text:style-name="T14">Software Firewalls: Made of Straw? Part 1 of 2</text:span></text:p>
      <text:p text:style-name="P14"><text:span text:style-name="T15">Created: 07 Jun 2005 • Updated: 02 Nov 2010 </text:span><text:span text:style-name="T13"> </text:span><text:span text:style-name="Internet_20_link"><text:span text:style-name="T13">https://www.symantec.com/connect/articles/software-firewalls-made-straw-part-1-2</text:span></text:span><text:span text:style-name="T13"> </text:span></text:p>
      <text:p text:style-name="P10"/>
      <text:p text:style-name="P15"><text:span text:style-name="T7">Inventors:Shwed; Gil (Jerusalem, IL)Assignee:Checkpoint Software Technologies Ltd. (Jerusalem, IL) Family ID:22609848Appl. No.:08/168,041Filed:December 15, 1993</text:span><text:span text:style-name="T16">System for securing inbound and outbound data packet flow in a computer network </text:span><text:span text:style-name="T6"> </text:span><text:span text:style-name="Internet_20_link"><text:span text:style-name="T6">http://patft.uspto.gov/netacgi/nph-Parser?Sect1=PTO1&amp;Sect2=HITOFF&amp;d=PALL&amp;p=1&amp;u=%2Fnetahtml%2FPTO%2Fsrchnum.htm&amp;r=1&amp;f=G&amp;l=50&amp;s1=5,606,668.PN.&amp;OS=PN/5,606,668&amp;RS=PN/5,606,668</text:span></text:span><text:span text:style-name="T6"> </text:span></text:p>
      <text:p text:style-name="P11"/>
      <text:p text:style-name="Text_20_body"><text:span text:style-name="T2">A Brief Study on Different Intrusions and Machine Learning-based Anomaly Detection Methods in Wireless Sensor Networks J. Saranya1 Research Scholar Dept. of Computer Science, Avinashilingam Institute for Home Science and Higher Education for Women, Coimbatore, India Email: jsaranyam.philcs@gmail.com Dr.G.Padmavathi2 Professor and Head Dept. of Computer Science, Avinashilingam Institute for Home Science and Higher Education for Women, Coimbatore, India Email: ganapathi.padmavathi@gmail.com <text:s/></text:span><text:span text:style-name="Internet_20_link"><text:span text:style-name="T2">http://ijana.in/papers/V6I4-10.pdf</text:span></text:span><text:span text:style-name="T2"> </text:span></text:p>
      <text:p text:style-name="Text_20_body"/>
      <text:p text:style-name="Text_20_body"><text:span text:style-name="T2">Network Intelligence. Next Generation Firewall. Fortinet. </text:span><text:span text:style-name="Internet_20_link"><text:span text:style-name="T2">http://www.niiconsulting.com/solutions/next-generation-firewalls.html</text:span></text:span><text:span text:style-name="T2"> </text:span></text:p>
      <text:p text:style-name="Text_20_body"/>
      <text:p text:style-name="P13">Standard: PCI Data Security Standard (PCI DSS) Version: 1.2 Date: October 2008 Requirement: 6.6 Author: PCI Security Standards Council Application Reviews and Web Application Firewalls Clarified.</text:p>
      <text:p text:style-name="Text_20_body"><text:span text:style-name="Internet_20_link"><text:span text:style-name="T2">https://www.pcisecuritystandards.org/documents/information_supplement_6.6.pdf</text:span></text:span></text:p>
      <text:p text:style-name="P19"/>
      <text:p text:style-name="P20"><text:soft-page-break/>Network Working Group <text:s text:c="41"/>K. Hamzeh</text:p>
      <text:p text:style-name="P20">Request for Comments: 2637 <text:s text:c="24"/>Ascend Communications</text:p>
      <text:p text:style-name="P20">Category: Informational <text:s text:c="41"/>G. Pall</text:p>
      <text:p text:style-name="P19"><text:span text:style-name="T17"><text:s text:c="51"/></text:span><text:span text:style-name="T18">Microsoft Corporation</text:span></text:p>
      <text:p text:style-name="P19"><text:span text:style-name="T17"><text:s text:c="61"/></text:span><text:span text:style-name="T18">W. Verthein</text:span></text:p>
      <text:p text:style-name="P19"><text:span text:style-name="T17"><text:s text:c="68"/></text:span><text:span text:style-name="T18">3Com</text:span></text:p>
      <text:p text:style-name="P19"><text:span text:style-name="T17"><text:s text:c="63"/></text:span><text:span text:style-name="T18">J. Taarud</text:span></text:p>
      <text:p text:style-name="P19"><text:span text:style-name="T17"><text:s text:c="48"/></text:span><text:span text:style-name="T18">Copper Mountain Networks</text:span></text:p>
      <text:p text:style-name="P19"><text:span text:style-name="T17"><text:s text:c="63"/></text:span><text:span text:style-name="T18">W. Little</text:span></text:p>
      <text:p text:style-name="P19"><text:span text:style-name="T17"><text:s text:c="58"/></text:span><text:span text:style-name="T18">ECI Telematics</text:span></text:p>
      <text:p text:style-name="P19"><text:span text:style-name="T17"><text:s text:c="65"/></text:span><text:span text:style-name="T18">G. Zorn</text:span></text:p>
      <text:p text:style-name="P19"><text:span text:style-name="T17"><text:s text:c="51"/></text:span><text:span text:style-name="T18">Microsoft Corporation</text:span></text:p>
      <text:p text:style-name="P19"><text:span text:style-name="T17"><text:s text:c="63"/></text:span><text:span text:style-name="T18">July 1999 </text:span></text:p>
      <text:p text:style-name="P19"><text:span text:style-name="T18"><text:s text:c="18"/>Point-to-Point Tunneling Protocol (PPTP)</text:span></text:p>
      <text:p text:style-name="Text_20_body"><text:span text:style-name="Internet_20_link"><text:span text:style-name="T2">http://www.ietf.org/rfc/rfc2637.txt</text:span></text:span><text:span text:style-name="T2"> </text:span></text:p>
      <text:p text:style-name="Text_20_body"/>
      <text:list xml:id="list6140996136403903115" text:style-name="L2">
        <text:list-item>
          <text:h text:style-name="P18" text:outline-level="1"><text:span text:style-name="T11">Apache Module mod_proxy. </text:span><text:span text:style-name="T13">Apache HTTP Server Version 2.0</text:span><text:span text:style-name="T20"> </text:span><text:span text:style-name="T13">Copyright 2013 The Apache Software Foundation. </text:span><text:span text:style-name="T20"><text:s/></text:span><text:span text:style-name="Internet_20_link"><text:span text:style-name="T20">http://httpd.apache.org/docs/2.0/mod/mod_proxy.html#forwardreverse</text:span></text:span><text:span text:style-name="T20"> </text:span></text:h>
        </text:list-item>
      </text:list>
      <text:p text:style-name="Text_20_body"/>
      <text:p text:style-name="Text_20_body"><text:span text:style-name="T20">New Technologies Battle and Defeat Internet Censorship Global Internet Freedom Consortium (http://internetfreedom.org/) September 20, 2007. </text:span><text:span text:style-name="Internet_20_link"><text:span text:style-name="T20">http://www.internetfreedom.org/files/WhitePaper/TechnologiesBattleAndDefeatInternetCensorship70920.pdf</text:span></text:span><text:span text:style-name="T20"> 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size-asian="24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size-asian="18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size-asian="14pt" style:font-weight-asian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size-asian="12pt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size="10pt" fo:font-weight="bold" style:font-size-asian="10pt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size-asian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Times New Roman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882in" fo:margin-bottom="0.349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.1756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s text:c="136"/>Willis, Firewalls </text:span><text:page-number text:select-page="current">10</text:page-number></text:p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W</meta:initial-creator>
    <meta:creation-date>2016-11-23T21:29:28</meta:creation-date>
    <meta:editing-duration>P23DT22H11M8S</meta:editing-duration>
    <meta:generator>OpenOffice/4.1.2$Win32 OpenOffice.org_project/412m3$Build-9782</meta:generator>
    <meta:document-statistic meta:table-count="0" meta:image-count="0" meta:object-count="0" meta:page-count="10" meta:paragraph-count="196" meta:word-count="2686" meta:character-count="18833"/>
  </office:meta>
</office:document-meta>
</file>